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png" manifest:full-path="Pictures/100000000000000800000008913C8356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02cm" svg:stroke-color="#ffff00" draw:marker-start-width="0.352cm" draw:marker-end-width="0.352cm" draw:fill="hatch" draw:fill-gradient-name="Gradient_20_1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02cm" svg:stroke-color="#ffff00" draw:marker-start-width="0.352cm" draw:marker-end-width="0.352cm" draw:fill="hatch" draw:fill-hatch-name="Black_20_45_20_Degrees_20_Wid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102cm" svg:stroke-color="#ffff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203cm" svg:stroke-color="#ffff00" draw:marker-start-width="0.503cm" draw:marker-end="Arrow" draw:marker-end-width="0.914cm" draw:textarea-horizontal-align="center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svg:stroke-width="0.152cm" draw:marker-start-width="0.427cm" draw:marker-end="Arrow" draw:marker-end-width="0.527cm" draw:textarea-horizontal-align="center" fo:padding-top="0.2cm" fo:padding-bottom="0.2cm" fo:padding-left="0.325cm" fo:padding-right="0.325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4">
      <style:graphic-properties draw:fill-color="#ffffff" draw:auto-grow-height="true" fo:min-height="10.216cm"/>
    </style:style>
    <style:style style:name="pr3" style:family="presentation" style:parent-style-name="TWU_25_20Lecture-title">
      <style:graphic-properties draw:stroke="none" draw:fill="none" fo:min-height="3.194cm"/>
    </style:style>
    <style:style style:name="pr4" style:family="presentation" style:parent-style-name="TWU_25_20Lecture-notes">
      <style:graphic-properties draw:fill-color="#ffffff" draw:auto-grow-height="true" fo:min-height="12.573cm"/>
    </style:style>
    <style:style style:name="pr5" style:family="presentation" style:parent-style-name="Default-title">
      <style:graphic-properties fo:min-height="2.927cm"/>
    </style:style>
    <style:style style:name="pr6" style:family="presentation" style:parent-style-name="Default-outline1">
      <style:graphic-properties fo:min-height="14.016cm"/>
    </style:style>
    <style:style style:name="pr7" style:family="presentation" style:parent-style-name="Default-notes">
      <style:graphic-properties draw:fill-color="#ffffff" draw:auto-grow-height="true" fo:min-height="12.573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title">
      <style:graphic-properties draw:auto-grow-height="true" fo:min-height="3.17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style:text-properties fo:color="#23ff23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color="#23ff23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00" fo:font-weight="bold" style:font-weight-asian="bold" style:font-weight-complex="bold"/>
    </style:style>
    <style:style style:name="T5" style:family="text">
      <style:text-properties fo:color="#23ff23" fo:font-weight="bold" style:font-weight-asian="bold" style:font-weight-complex="bold"/>
    </style:style>
    <style:style style:name="T6" style:family="text">
      <style:text-properties fo:color="#23ff23"/>
    </style:style>
    <style:style style:name="T7" style:family="text">
      <style:text-properties fo:color="#ffff00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23ff23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ffcc99"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762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254cm" text:min-label-width="0.381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508cm" text:min-label-width="0.381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0.508cm" text:min-label-width="0.381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1.016cm" text:min-label-width="0.381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1.27cm" text:min-label-width="0.381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1.524cm" text:min-label-width="0.381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1.778cm" text:min-label-width="0.381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2.032cm" text:min-label-width="0.381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2.286cm" text:min-label-width="0.381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2.54cm" text:min-label-width="0.381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exceptions</presentation:footer-decl>
      <presentation:footer-decl presentation:name="ftr2">CMPTxxxx</presentation:footer-decl>
      <presentation:date-time-decl presentation:name="dtd1" presentation:source="fixed">3 Feb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.6cm" svg:height="4.58cm" svg:x="0.9cm" svg:y="1.736cm" presentation:class="title" presentation:user-transformed="true">
          <draw:text-box>
            <text:p text:style-name="P1">Exceptions</text:p>
          </draw:text-box>
        </draw:frame>
        <draw:frame presentation:style-name="pr2" draw:text-style-name="P1" draw:layer="layout" svg:width="13.335cm" svg:height="10.216cm" svg:x="3.175cm" svg:y="8.558cm" presentation:class="subtitle" presentation:user-transformed="true">
          <draw:text-box>
            <text:p text:style-name="P1">3 Feb 2010</text:p>
            <text:p text:style-name="P1">CMPT166</text:p>
            <text:p text:style-name="P1">Dr. Sean Ho</text:p>
            <text:p text:style-name="P1">Trinity Western University</text:p>
          </draw:text-box>
        </draw:frame>
        <draw:frame presentation:style-name="pr3" draw:text-style-name="P1" draw:layer="layout" svg:width="0.502cm" svg:height="3.287cm" svg:x="1.055cm" svg:y="2.457cm">
          <draw:text-box>
            <text:p text:style-name="P1"><text:line-break/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4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ceptions for error handling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Recall that <text:span text:style-name="T1">exceptions</text:span> are used for indicating runtime <text:span text:style-name="T1">errors</text:span></text:p>
                <text:list>
                  <text:list-item>
                    <text:p>Incorrect user <text:span text:style-name="T1">input </text:span><text:span text:style-name="T2">or</text:span><text:span text:style-name="T1"> parameters</text:span></text:p>
                  </text:list-item>
                  <text:list-item>
                    <text:p>No <text:span text:style-name="T1">memory</text:span>, disk space, <text:span text:style-name="T1">permissions</text:span>, etc.</text:p>
                  </text:list-item>
                </text:list>
              </text:list-item>
              <text:list-item>
                <text:p>When an exception is <text:span text:style-name="T1">thrown</text:span>:</text:p>
                <text:list>
                  <text:list-item>
                    <text:p>Execution of the current block is <text:span text:style-name="T1">terminated</text:span></text:p>
                  </text:list-item>
                  <text:list-item>
                    <text:p>Search for the nearest exception <text:span text:style-name="T1">handler</text:span></text:p>
                    <text:list>
                      <text:list-item>
                        <text:p><text:span text:style-name="T3">Search enclosing </text:span><text:span text:style-name="T4">blocks</text:span><text:span text:style-name="T3"> (</text:span><text:span text:style-name="T5">{}</text:span><text:span text:style-name="T3">)</text:span></text:p>
                      </text:list-item>
                      <text:list-item>
                        <text:p><text:span text:style-name="T3">Search down the</text:span><text:span text:style-name="T4"> call-stack</text:span><text:span text:style-name="T3"><text:line-break/></text:span><text:span text:style-name="T3">(what code invoked the current function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ceptions in Java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In Java, use <text:span text:style-name="T6">try</text:span>-<text:span text:style-name="T6">throw</text:span>-<text:span text:style-name="T6">catch</text:span></text:p>
              </text:list-item>
              <text:list-item>
                <text:p>Create an <text:span text:style-name="T1">instance</text:span> of <text:span text:style-name="T6">java.lang.Exception</text:span><text:line-break/>and <text:span text:style-name="T1">throw</text:span> it:</text:p>
                <text:list>
                  <text:list-item>
                    <text:list>
                      <text:list-item>
                        <text:p><text:span text:style-name="T7">try</text:span><text:span text:style-name="T8"> {</text:span></text:p>
                        <text:list>
                          <text:list-item>
                            <text:p><text:span text:style-name="T8">if (s1.</text:span><text:span text:style-name="T9">ID</text:span><text:span text:style-name="T8"> &lt;= 0)</text:span><text:span text:style-name="T8"><text:line-break/></text:span><text:span text:style-name="T7">throw</text:span><text:span text:style-name="T8"> new Exception(</text:span><text:span text:style-name="T9">“Invalid ID!”</text:span><text:span text:style-name="T8">);</text:span></text:p>
                          </text:list-item>
                        </text:list>
                      </text:list-item>
                      <text:list-item>
                        <text:p><text:span text:style-name="T8">} </text:span><text:span text:style-name="T7">catch</text:span><text:span text:style-name="T8"> (Exception e) {</text:span></text:p>
                        <text:list>
                          <text:list-item>
                            <text:p><text:span text:style-name="T8">…</text:span></text:p>
                          </text:list-item>
                        </text:list>
                      </text:list-item>
                      <text:list-item>
                        <text:p><text:span text:style-name="T8">}</text:span></text:p>
                      </text:list-item>
                    </text:list>
                  </text:list-item>
                </text:list>
              </text:list-item>
              <text:list-item>
                <text:p>Can have <text:span text:style-name="T1">several</text:span> <text:span text:style-name="T6">catch</text:span> blocks, for different <text:span text:style-name="T1">kinds</text:span> of exceptions (<text:span text:style-name="T1">first</text:span> matching one is used)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he caught exception object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p><text:span text:style-name="T8">} catch (Exception e) { ...</text:span></text:p>
                      </text:list-item>
                    </text:list>
                  </text:list-item>
                </text:list>
              </text:list-item>
              <text:list-item>
                <text:p>A <text:span text:style-name="T1">reference</text:span> to the caught exception object is in <text:span text:style-name="T6">e</text:span></text:p>
                <text:list>
                  <text:list-item>
                    <text:p>Can use this to unpack <text:span text:style-name="T1">auxiliary data</text:span></text:p>
                  </text:list-item>
                </text:list>
              </text:list-item>
              <text:list-item>
                <text:p>The <text:span text:style-name="T1">constructor</text:span> for the <text:span text:style-name="T6">Exception</text:span> class may take a <text:span text:style-name="T1">string</text:span> argument: stored with the exception</text:p>
                <text:list>
                  <text:list-item>
                    <text:list>
                      <text:list-item>
                        <text:p><text:span text:style-name="T8">new Exception(“Invalid ID!”)</text:span></text:p>
                      </text:list-item>
                    </text:list>
                  </text:list-item>
                </text:list>
              </text:list-item>
              <text:list-item>
                <text:p><text:span text:style-name="T1">Get</text:span> the string with the <text:span text:style-name="T6">.getMessage()</text:span> method on the caught exception object inside the <text:span text:style-name="T1">handler</text:span>:</text:p>
                <text:list>
                  <text:list-item>
                    <text:list>
                      <text:list-item>
                        <text:p><text:span text:style-name="T8">System.out.println( e.getMessage() 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Custom Exception classes</text:p>
          </draw:text-box>
        </draw:frame>
        <draw:frame presentation:style-name="pr6" draw:layer="layout" svg:width="25.199cm" svg:height="14.26cm" svg:x="1.4cm" svg:y="4.507cm" presentation:class="outline" presentation:user-transformed="true">
          <draw:text-box>
            <text:list text:style-name="L2">
              <text:list-item>
                <text:p>Create your <text:span text:style-name="T1">own</text:span> type of exceptions: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public class StudentError extends Excep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Need at least <text:span text:style-name="T1">2</text:span> constructors: <text:span text:style-name="T1">no</text:span> arg, <text:span text:style-name="T1">1 string </text:span>arg</text:p>
                <text:list>
                  <text:list-item>
                    <text:p>Pass the string msg up to <text:span text:style-name="T1">superclass</text:span> constr.: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8">public StudentError( String msg ) { super(msg); }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8">public StudentError()</text:span><text:span text:style-name="T8"><text:line-break/></text:span><text:span text:style-name="T8">{ super(“Error with student!”); }</text:span></text:p>
                      </text:list-item>
                    </text:list>
                  </text:list-item>
                </text:list>
              </text:list-item>
              <text:list-item>
                <text:p>Can also add your own <text:span text:style-name="T1">auxiliary data</text:span> (attributes) and constructors, set/get methods, etc.</text:p>
                <text:list>
                  <text:list-item>
                    <text:list>
                      <text:list-item>
                        <text:p><text:span text:style-name="T8">int studentID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The catch-or-declare rule</text:p>
          </draw:text-box>
        </draw:frame>
        <draw:frame presentation:style-name="pr6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>A <text:span text:style-name="T1">method</text:span> may encounter exceptions:</text:p>
                <text:list>
                  <text:list-item>
                    <text:p>Directly <text:span text:style-name="T1">thrown</text:span>: <text:span text:style-name="T6">throw new StudentError(...)</text:span></text:p>
                  </text:list-item>
                  <text:list-item>
                    <text:p>Or thrown by <text:span text:style-name="T1">functions</text:span> it calls: <text:span text:style-name="T6">nextInt()</text:span></text:p>
                  </text:list-item>
                </text:list>
              </text:list-item>
              <text:list-item>
                <text:p>For <text:span text:style-name="T1">checked</text:span> exceptions, the method must either:</text:p>
                <text:list>
                  <text:list-item>
                    <text:p><text:span text:style-name="T1">Catch</text:span> the exception and handle it, or</text:p>
                  </text:list-item>
                  <text:list-item>
                    <text:p><text:span text:style-name="T1">Declare</text:span> that this method may raise an exception, and “pass the buck”:</text:p>
                    <text:list>
                      <text:list-item>
                        <text:p><text:span text:style-name="T8">public void setID(int ID)</text:span><text:span text:style-name="T8"><text:line-break/></text:span><text:span text:style-name="T8">throws StudentError { … }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5.199cm" svg:height="3.178cm" svg:x="1cm" svg:y="0.337cm" presentation:class="title">
          <draw:text-box>
            <text:p>Exception class hierarchy</text:p>
          </draw:text-box>
        </draw:frame>
        <draw:custom-shape draw:style-name="gr2" draw:text-style-name="P4" draw:id="id2" draw:layer="layout" svg:width="9.15cm" svg:height="2.095cm" svg:x="8.599cm" svg:y="4.851cm">
          <text:p text:style-name="P3"><text:span text:style-name="T10">Throwable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id="id4" draw:layer="layout" svg:width="9.15cm" svg:height="2.095cm" svg:x="2.425cm" svg:y="9.427cm">
          <text:p text:style-name="P3"><text:span text:style-name="T10">Exception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1" draw:layer="layout" svg:width="9.15cm" svg:height="2.095cm" svg:x="17.253cm" svg:y="9.428cm">
          <text:p text:style-name="P3"><text:span text:style-name="T10">Error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id="id3" draw:layer="layout" svg:width="12.237cm" svg:height="2.095cm" svg:x="1.213cm" svg:y="14.94cm">
          <text:p text:style-name="P3"><text:span text:style-name="T10">RuntimeException</text:span></text:p>
          <draw:enhanced-geometry svg:viewBox="0 0 21600 21600" draw:path-stretchpoint-x="10800" draw:path-stretchpoint-y="10800" draw:text-areas="?f3 ?f4 ?f5 ?f6" draw:type="round-rectangle" draw:modifiers="10222.900763358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21.828cm" svg:y1="9.428cm" svg:x2="13.174cm" svg:y2="6.946cm" draw:start-shape="id1" draw:start-glue-point="0" draw:end-shape="id2" draw:end-glue-point="2" svg:d="m21828 9428-8654-2482">
          <text:p/>
        </draw:connector>
        <draw:connector draw:style-name="gr5" draw:text-style-name="P3" draw:layer="layout" draw:type="line" svg:x1="7.331cm" svg:y1="14.94cm" svg:x2="7cm" svg:y2="11.522cm" draw:start-shape="id3" draw:start-glue-point="0" draw:end-shape="id4" draw:end-glue-point="2" svg:d="m7331 14940-331-3418">
          <text:p/>
        </draw:connector>
        <draw:connector draw:style-name="gr5" draw:text-style-name="P3" draw:layer="layout" draw:type="line" svg:x1="7cm" svg:y1="9.427cm" svg:x2="13.174cm" svg:y2="6.946cm" draw:start-shape="id4" draw:start-glue-point="0" draw:end-shape="id2" draw:end-glue-point="2" svg:d="m7000 9427 6174-2481">
          <text:p/>
        </draw:connector>
        <draw:frame draw:style-name="gr6" draw:text-style-name="P6" draw:id="id5" draw:layer="layout" svg:width="6.124cm" svg:height="2.385cm" svg:x="12.63cm" svg:y="11.925cm">
          <draw:text-box>
            <text:p text:style-name="P5"><text:span text:style-name="T11">Checked</text:span><text:span text:style-name="T11"><text:line-break/></text:span><text:span text:style-name="T11">exceptions</text:span></text:p>
          </draw:text-box>
        </draw:frame>
        <draw:connector draw:style-name="gr7" draw:text-style-name="P3" draw:layer="layout" draw:type="line" svg:x1="15.692cm" svg:y1="11.925cm" svg:x2="11.575cm" svg:y2="10.474cm" draw:start-shape="id5" draw:start-glue-point="0" draw:end-shape="id4" draw:end-glue-point="1" svg:d="m15692 11925-4117-1451">
          <text:p/>
        </draw:connector>
        <draw:connector draw:style-name="gr7" draw:text-style-name="P3" draw:layer="layout" draw:type="line" svg:x1="15.693cm" svg:y1="11.926cm" svg:x2="13.174cm" svg:y2="6.946cm" draw:end-shape="id2" draw:end-glue-point="2" svg:d="m15693 11926-2519-4980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5" draw:layer="layout" svg:width="25.199cm" svg:height="2.927cm" svg:x="1cm" svg:y="0.462cm" presentation:class="title">
          <draw:text-box>
            <text:p>Exceptions raised by Scanner</text:p>
          </draw:text-box>
        </draw:frame>
        <draw:frame presentation:style-name="pr6" draw:layer="layout" svg:width="25.199cm" svg:height="14.016cm" svg:x="1.4cm" svg:y="4.507cm" presentation:class="outline">
          <draw:text-box>
            <text:list text:style-name="L2">
              <text:list-item>
                <text:p>Using <text:span text:style-name="T1">Scanner</text:span> to read console input:</text:p>
                <text:list>
                  <text:list-item>
                    <text:list>
                      <text:list-item>
                        <text:p><text:span text:style-name="T8">import java.util.Scanner;</text:span></text:p>
                      </text:list-item>
                      <text:list-item>
                        <text:p><text:span text:style-name="T8">Scanner kbd = new Scanner(System.in);</text:span></text:p>
                      </text:list-item>
                    </text:list>
                  </text:list-item>
                </text:list>
              </text:list-item>
              <text:list-item>
                <text:p>Expecting an <text:span text:style-name="T1">integer</text:span>:</text:p>
                <text:list>
                  <text:list-item>
                    <text:list>
                      <text:list-item>
                        <text:p><text:span text:style-name="T8">int num = kbd.nextInt();</text:span></text:p>
                      </text:list-item>
                    </text:list>
                  </text:list-item>
                </text:list>
              </text:list-item>
              <text:list-item>
                <text:p>If Scanner can't convert the input to the desired type, it raises an <text:span text:style-name="T1">InputMismatchException</text:span></text:p>
              </text:list-item>
              <text:list-item>
                <text:p>This can be <text:span text:style-name="T1">caught</text:span>, so you can try again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8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Green_20_-45" draw:display-name="Green -45" draw:style="single" draw:color="#00ff00" draw:distance="0.203cm" draw:rotation="135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3" draw:display-name="Transparency 3" draw:style="linear" draw:start="0%" draw:end="8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21.2000007629395pt" fo:language="en" fo:country="US" style:font-size-asian="21.2000007629395pt" style:language-asian="en" style:country-asian="US" style:font-family-complex="'Times New Roman'" style:font-family-generic-complex="roman" style:font-pitch-complex="variable" style:font-size-complex="21.200000762939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  <style:text-properties fo:font-size="21.2000007629395pt" fo:font-style="italic" style:font-size-asian="21.2000007629395pt" style:font-style-asian="italic" style:font-size-complex="21.2000007629395pt" style:font-style-complex="italic"/>
    </style:style>
    <style:style style:name="TB" style:family="graphic">
      <style:paragraph-properties fo:margin-left="0cm" fo:margin-right="0cm" fo:text-align="start" fo:text-indent="0cm" style:text-autospace="none"/>
      <style:text-properties fo:color="#000000" fo:font-family="Times" style:font-family-generic="roman" style:font-pitch="variable" fo:font-size="15.8999996185303pt" fo:language="en" fo:country="US" style:font-family-asian="Times" style:font-family-generic-asian="roman" style:font-pitch-asian="variable" style:font-size-asian="15.8999996185303pt" style:language-asian="en" style:country-asian="US" style:font-family-complex="Times" style:font-family-generic-complex="roman" style:font-pitch-complex="variable" style:font-size-complex="15.8999996185303pt" style:language-complex="ar" style:country-complex="SA"/>
    </style:style>
    <style:style style:name="Default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Default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4pt" fo:text-shadow="1pt 1pt" fo:font-weight="bold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254cm" text:min-label-width="0.381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508cm" text:min-label-width="0.381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0.762cm" text:min-label-width="0.381cm"/>
            <style:text-properties fo:font-family="StarSymbol" style:font-charset="x-symbol" fo:color="#33cc66" fo:font-size="80%"/>
          </text:list-level-style-bullet>
          <text:list-level-style-bullet text:level="4" text:bullet-char="●">
            <style:list-level-properties text:space-before="1.01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5" text:bullet-char="●">
            <style:list-level-properties text:space-before="1.27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1.524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1.778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2.032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2.286cm" text:min-label-width="0.381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2.54cm" text:min-label-width="0.38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hadow="hidden" draw:shadow-offset-x="0.3cm" draw:shadow-offset-y="0.3cm" draw:shadow-color="#808080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bitmap" draw:fill-color="#99ccff" draw:fill-gradient-name="Gradient_20_1" draw:fill-hatch-name="Black_20_0_20_Degrees" draw:fill-image-name="Empty" draw:opacity-name="Transparency_20_3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1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1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4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5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2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69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69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4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4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8" draw:text-style-name="MP7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5.253cm" svg:height="1.448cm" svg:x="19.05cm" svg:y="19.131cm" presentation:class="date-time">
        <draw:text-box>
          <text:p text:style-name="MP2"><text:span text:style-name="MT2"><presentation:date-time/></text:span></text:p>
        </draw:text-box>
      </draw:frame>
      <draw:frame presentation:style-name="Mpr9" draw:text-style-name="MP5" draw:layer="backgroundobjects" svg:width="13.758cm" svg:height="1.448cm" svg:x="4.6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2.433cm" svg:height="1.448cm" svg:x="24.765cm" svg:y="19.131cm" presentation:class="page-number">
        <draw:text-box>
          <text:p text:style-name="MP4"><text:span text:style-name="MT1"><text:page-number>&lt;number&gt;</text:page-number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s-6-106-8-157-11-109-18-163-11-105-18-156-15-103-23-152-22-92-30-140c-11-38-21-78-33-120-8-23-17-48-26-71s-20-43-32-64c-11-16-22-35-34-53-11-13-24-26-38-43-11-13-26-27-37-38s-26-19-40-29-25-14-39-23-23-11-37-18c11 1 22 3 31 7s20 3 31 5 22 3 33 6 21 5 30 9 20 8 28 13c11 1 21 3 32 3 9 5 18 9 27 12s17 8 28 12 18 6 26 10 17 10 26 13 14 6 22 9 16 9 23 12 12 9 17 14 11 5 20 8 8 6 13 9 9 8 13 12 10 10 16 17 11 14 16 22 8 14 13 22 8 14 13 24 5 19 10 28 5 18 8 30c4 6 6 19 10 30s5 21 8 32c8 40 13 83 19 125s12 89 17 135 9 94 14 142 4 95 9 143 4 90 7 137c1 40 2 81 5 127 1 35 1 72 3 109 3 27 4 58 7 85 0-27 2-58 5-89s1-72 3-108c2-43 3-85 5-126 0-46 1-93 3-139s7-93 10-142 11-96 14-142 11-91 18-139c4-38 11-79 19-121 2-10 4-22 8-34s4-22 8-31 8-21 10-29 7-17 11-28 7-16 11-24 9-15 14-22 8-14 16-22c4-4 9-9 17-16 3-4 6-8 10-11s12-6 15-9 13-5 19-10 13-9 18-12 15-9 24-12 12-6 20-9 19-10 27-14 18-6 26-10 17-8 25-11 17-9 30-11 18-3 32-6c6-4 18-8 28-13s17-4 32-8c10-2 18-2 31-7s20-3 32-5 17-3 32-6c-16 5-26 11-41 18s-27 17-37 26c-13 5-26 16-39 24s-27 27-38 39-25 29-38 43c-11 19-24 37-35 54s-20 41-31 64-17 47-26 71c-12 42-21 82-34 122-8 47-17 92-26 141s-18 101-29 153c-5 51-11 105-21 159-3 53-11 107-14 163s-7 106-11 161-7 101-9 152c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s21-4 33-8 20-4 32-7 23-4 36-6 25-5 32-7c13-4 26-5 37-6s24 0 35 0c-7 42-15 85-24 127-9 0-15 0-22 0s-18 1-26 1-17 0-25 1-19 4-27 4-22 1-29 4-17 1-24 5-17 1-24 2-16 5-26 7-21 6-34 10-29 8-43 11-28 9-43 14-33 11-47 19-29 9-46 18-29 16-45 24c-10 13-22 21-34 34s-19 26-31 39c2-13 4-28 8-42s7-28 11-41 15-24 22-36 18-24 24-36c13-12 27-22 39-36s29-18 47-28 40-19 59-28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s-21-7-33-12-19-4-33-7-24-2-34-5-23-3-34-8c-14 0-23 0-36-1s-22 0-36 0c9 43 18 81 24 123 7 0 16 0 25 0s18 4 26 4 18 1 29 3c6 0 14 1 24 3s17 3 26 5 19 0 26 3 18 2 26 4 11 2 21 4c5 0 9 0 18 3s12 5 19 8 12 2 20 4 12 3 19 7 16 3 25 5 16 3 22 6 15 5 23 9 14 7 23 9 18 5 25 7 15 10 20 14 16 7 22 13 15 7 23 11c5 9 11 11 18 17s12 11 19 18 11 12 17 17 7 11 14 21c-2-15-7-26-8-43s-8-23-12-38-15-28-21-38-19-24-27-37-25-22-37-32-30-20-47-30-39-20-58-29-48-14-73-23z">
          <text:p/>
        </draw:path>
        <draw:path draw:style-name="Mgr4" draw:text-style-name="MP6" draw:layer="backgroundobjects" svg:width="0.146cm" svg:height="0.337cm" svg:x="0.435cm" svg:y="18.74cm" svg:viewBox="0 0 147 338" svg:d="m69 94c1-7 1-13 1-18s0-16-1-23-3-17-5-25-8-19-13-28c1 0 2 1 5 3s7 4 10 7 4 8 10 10 8 5 11 9 10 9 14 13 9 9 14 13 6 9 9 16 8 9 12 13c4 15 7 28 10 41s0 22 0 34-6 20-10 31-12 21-18 30-13 19-21 30-14 18-21 28-11 20-19 30-6 21-10 30c-8-13-17-26-28-38-4-11-9-22-15-34 0-9 0-19-4-30 4-6 7-16 9-23s4-9 6-15 9-11 11-16 5-7 10-12 5-12 9-18 5-9 8-13 6-9 9-14 3-11 5-18 0-8 2-13z">
          <text:p/>
        </draw:path>
        <draw:path draw:style-name="Mgr4" draw:text-style-name="MP6" draw:layer="backgroundobjects" svg:width="0.285cm" svg:height="0.462cm" svg:x="0.826cm" svg:y="18.728cm" svg:viewBox="0 0 286 463" svg:d="m99 169c7-6 12-10 17-18s12-11 21-18 11-14 18-22 11-13 16-19 10-17 15-25 4-13 6-24c0-4 3-11 3-20s-5-14-9-23c6 5 13 12 21 19s12 12 18 18 14 13 19 19 10 12 14 20 7 13 12 17c2 9 4 15 8 23 1 4 2 11 6 18s0 11 0 17-5 18-8 26-12 17-18 30-14 18-23 25-18 19-27 30-17 18-27 26-17 16-26 26-12 11-18 20-10 11-13 18-10 21-16 30-9 17-13 24 0 16 0 25 9 20 15 32c-4-3-8-5-15-9s-5-3-12-6c-2-2-8-4-11-9s-7-5-12-6-5-5-8-6-6-6-8-9-5-5-7-8-4-4-8-8-8-15-12-24-6-13-9-23c-1-5-4-14-7-23s0-15 3-24 4-10 5-15 3-10 8-16 8-11 11-17 9-13 11-18 11-13 16-19 10-11 14-18 8-13 17-18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s12-18 16-26 9-16 12-26 7-18 9-27 7-19 10-31 1-19 2-32-1-20-1-35-2-25-4-39c7 8 18 19 26 28s13 23 20 34 15 22 22 33 11 21 18 31c3 13 8 22 11 33s5 21 6 32 0 23 0 33-5 22-8 34-8 14-11 21-7 17-14 27-10 17-18 28-12 18-19 28-12 19-22 28-11 17-20 24-9 13-18 22c-4 5-8 9-16 14s-6 10-10 16-9 10-13 13-6 11-11 17-6 7-9 12-8 12-9 18-4 11-8 16-4 12-9 17-6 16-8 24c-13-20-29-39-41-58-6-19-13-36-20-55 1-16 3-32 4-49 6-14 11-27 19-41s17-27 27-39 19-24 28-35 17-20 26-31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s0 23 0 35 0 21 0 32-4 17-9 27-6 18-10 26-7 17-15 24c-3 9-6 17-10 29-7 5-11 17-15 26 7 4 16 8 22 12 6-9 12-18 16-27s10-16 14-27 7-17 12-29 7-16 9-27 6-19 9-30 4-23 9-36c-2-10-3-20-5-35s-4-27-8-40c-6 3-14 5-21 8 4-4 13-10 19-15-12-14-21-26-35-40 7 16 9 32 14 50 5-3 14-6 21-10zm99 271v0c1-13 4-25 8-39 0-8 0-21 0-33s-3-24-7-33-5-22-10-36-12-21-20-33-13-20-20-31-16-25-24-36-16-19-26-30c-6 5-13 11-19 15 7 10 16 20 25 31s17 21 23 32 13 19 21 32 11 19 18 27c2 11 4 22 8 32s3 20 6 30 0 23 0 33-4 20-9 30v0c9 3 17 6 26 9zm-138 197v0c4-5 11-12 15-16s11-14 19-22 12-15 21-23 12-19 19-30 13-19 20-28 12-19 17-29 10-17 17-25 6-16 10-24c-9-2-17-6-26-9-2 7-4 13-8 21s-9 16-12 24-12 18-20 30c-5 7-10 17-17 24s-15 18-21 29-13 17-21 25-11 12-17 20-11 11-14 17v0c4 4 12 11 18 16zm-99 132c7-1 13-1 23-3 2-11 4-16 8-26 1-5 4-9 6-17s6-9 9-15 6-8 9-14 5-11 9-16 5-6 11-12 6-10 9-15 11-8 15-14c-6-5-14-12-18-16-4 4-8 8-15 14s-8 10-13 16-7 7-10 15-7 11-8 13c-4 6-8 11-12 19s-5 10-10 18-5 12-8 18-4 15-6 21c6-1 13-2 21-3-7 3-12 9-20 17 5 6 8 10 13 18 3-8 6-14 10-21-8 0-15 2-23 3zm62-354v0c-7 10-13 17-19 29s-17 20-27 31-17 20-30 35-17 27-27 39c-7 17-11 32-17 47-1 18-1 33-4 51 7 20 11 40 17 60 16 22 28 40 45 62 5-4 12-10 20-17-12-19-23-38-39-57-3-16-10-31-18-48 1-15 1-30 4-48 5-12 11-22 15-36 9-13 18-24 26-37s18-23 27-35 19-20 29-3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s16 99 24 149 11 104 19 156c3 53 9 107 15 163 4 50 8 103 11 157s4 103 7 155c0 47 0 95 0 144 10 0 20 0 30 0-1-48-2-96-4-144s-5-104-8-155-8-106-11-157-10-109-16-163-12-105-20-156-15-104-23-153-18-93-27-139c-13-40-24-81-33-124v0c-10 3-18 6-25 10zm-270-358c-1 9-2 17-6 25 12 6 24 11 35 21s26 10 39 19 25 18 38 27c9 12 22 24 38 37s21 26 35 45c10 15 20 32 31 49s22 40 33 60c9 27 16 50 27 75 7-3 15-6 25-10-10-24-19-47-29-71s-19-45-30-68c-13-17-26-34-37-54-11-12-22-26-35-44-16-10-32-25-44-39s-26-18-39-26-27-19-39-26-24-11-39-20c-1 9-3 17-6 25 1-8 1-16 3-25-31-4-63-8-97-13 32 11 61 25 91 38 1-8 4-16 6-25zm406 155v0c0 0-6-4-12-9s-10-4-17-8-11-9-19-12-9-10-17-15-13-6-23-8-15-11-22-14-19-6-26-12c-11-2-18-5-27-9s-20-10-28-12-18-3-29-8-19-6-29-10-18-7-31-11-17-4-32-7c-9-3-20-4-32-7s-20-4-32-5-16-6-30-8c0 9-1 17-3 25 10 2 21 3 30 6s19 4 31 7 21 4 34 8 19 4 28 8 19 3 27 8 20 5 32 8 19 6 29 10 16 8 26 12 18 10 26 12 15 6 22 8 16 10 22 14 16 8 25 12 11 5 19 8 10 6 18 9 8 8 11 12 8 8 12 11v0c7-7 14-14 17-23zm99 216v0c-2-10-4-22-10-34s-4-22-6-31-6-21-11-31-7-17-10-28-8-17-12-26-10-15-15-22-11-15-16-23-12-12-19-21c-3 8-10 15-17 23 5 4 11 8 15 14s10 12 18 17c3 10 5 18 8 23s8 15 13 24 7 18 11 27 6 18 8 27 6 20 9 32 6 20 9 34v0c9 0 15-3 25-5zm54 1004c7 0 17 0 27 0-2-27-2-57-5-85 0-37-1-74-3-109-3-46-5-87-9-127-2-47-3-93-6-137s-6-95-8-143c-7-46-9-94-13-142s-10-89-17-135c-5-42-15-85-20-126-7 1-16 1-25 5 7 39 13 80 22 121 4 45 7 89 15 135s8 94 11 142 8 95 11 143 4 90 7 137c0 40 2 81 5 127 0 35 3 72 5 109 1 27 1 58 3 85 7 0 17 0 27 0-8 0-19 0-27 0zm77-1007v0c-4 41-11 84-18 122-6 48-12 93-19 139s-7 95-11 142-4 94-9 142-4 91-6 139c-3 40-4 82-7 126 0 36-1 73-3 108s-3 62-4 89c7 0 17 0 27 0 0-27 0-58 2-89s1-72 4-108c2-43 2-85 4-126 1-46 3-93 5-139s10-93 12-142 7-96 12-142 10-91 16-139c8-37 13-78 21-119v0c-9-1-17-1-26-3zm101-216v0c-7 5-14 12-20 19s-8 15-16 25-11 12-14 21-8 16-12 25-7 18-12 30-5 20-10 30-4 19-8 33c-3 10-4 20-9 33 9 0 17 1 26 3 1-10 4-22 8-34s6-22 9-31 7-17 10-26 6-20 9-28 9-14 14-23 5-14 8-23c8-5 12-10 18-19 2-5 9-9 13-13v0c-3-7-11-15-14-22zm412-132c-1-7-3-16-7-24-12 2-21 2-31 5s-20 5-33 8-18 3-30 6-21 5-34 9-19 5-30 10c-7 2-18 5-28 10s-19 6-30 10-17 4-26 11-18 5-27 10-18 6-28 11-13 6-22 14-15 4-21 8-12 11-18 15-13 6-17 10-15 8-19 10-9 7-11 9 9 14 14 22c4-4 10-7 16-11s5-8 10-11 11-6 18-9 11-5 19-10 14-7 22-10 15-9 23-14 15-5 23-8 18-9 26-12 17-8 27-13 18-6 29-10 16-5 30-10c8 0 19-3 30-7 7-2 18-5 28-9s20-4 31-6 19-3 32-7 20-2 33-7c-2-7-4-16-9-24 3 8 7 17 10 24 30-11 60-25 91-38-33 5-66 10-98 14 4 8 5 17 7 24zm-276 332v0c9-23 17-48 27-71s20-41 29-61c12-16 23-33 35-50s23-28 34-46c13-12 26-21 38-35 15-9 26-19 37-31 13-4 28-9 41-18s21-12 35-20c-2-7-5-16-10-24-12 5-25 13-38 19s-26 16-39 25-29 17-42 28-26 25-42 40c-8 15-22 30-35 44s-24 36-37 54c-10 22-19 43-30 67s-19 46-28 72v0c8 2 18 4 25 7zm-157 1203c3-5 7-11 14-15 0-47 0-95 0-141 2-51 5-101 8-152s8-106 10-161 10-110 19-163c4-52 12-104 18-158s19-104 26-153 21-93 29-140c11-39 23-78 33-120-7-3-17-5-25-7-10 43-21 82-32 123-10 49-17 93-28 140s-18 103-27 154-13 107-22 161c-4 53-9 107-16 163s-6 106-8 161-5 101-9 152c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s-24 3-37 6-23 4-33 6-24 2-37 7-20 6-31 9-22 5-33 7-22 4-35 8c-7 2-18 4-28 9 0 7 2 15 3 24 11-3 18-6 32-9 7-1 19-3 33-5 8-4 19-8 31-10s20-6 32-9 24-4 38-7c9-1 23-1 32-4s23-1 33-4 24 0 35 0c-3-7-7-13-11-16 8 1 17 1 22 3 0-3 2-8 5-15-6 0-9-1-16-2 6 7 8 13 11 17zm-35 140c4-5 8-9 13-14 8-41 17-83 22-126-5-1-14-2-22-3-9 42-16 83-26 127 3-6 10-8 13-14 0 9 0 17 0 30 3 0 6 0 10 0 2-5 2-9 3-14-4 5-9 9-13 14zm-199 23h-2c9-4 16-6 24-8s17-2 27-4 14-2 22-4 19-2 28-5 17 0 27 0 19-2 25-2 15 0 26 0c6 0 12 0 22 0 0-13 0-21 0-30-9 0-15 0-22 0s-18 5-26 6-17 0-25 0-19 2-27 2-22 4-32 6-15 1-23 2-17 1-26 5-15 3-23 6h-1c1 8 3 16 6 26zm-340 155c6 1 16 4 25 7 9-15 20-25 29-37s22-21 33-30 30-17 42-26 28-11 42-21c15-2 33-6 49-12s27-13 42-17 28-7 42-10 25-6 36-9c-3-10-5-18-6-26-13 4-21 7-34 10s-28 6-42 9-31 11-47 16-32 11-47 17-31 15-47 20-30 17-45 26-25 24-40 36-20 28-32 39c6 2 16 4 25 8-8 0-17 0-25 0-4 22-5 43-10 65 11-21 23-40 35-58-8-3-17-4-25-7zm294-281v0c-27 6-49 14-74 21-19 10-41 17-63 27-15 11-31 22-49 33s-24 24-38 35c-9 13-17 25-26 37s-16 27-23 41-8 28-13 43-4 30-8 44c6 0 16 0 25 0 2-13 3-25 7-40s7-22 13-37 11-25 19-37 17-22 25-34 23-21 37-30 28-21 44-30 38-18 57-27 46-14 70-22v0c0-9-1-14-3-24z">
          <text:p/>
        </draw:path>
        <draw:path draw:style-name="Mgr4" draw:text-style-name="MP6" draw:layer="backgroundobjects" svg:width="0.59cm" svg:height="0.397cm" svg:x="0.101cm" svg:y="19.17cm" svg:viewBox="0 0 591 398" svg:d="m28 14c-5 6-8 13-14 17 11 0 23 0 36 1s22 0 36 0c9 2 20 2 32 6s20 4 34 6 20 6 33 8 24 9 35 12 20 3 29 7 23 4 34 9c0-9 0-16 3-26-9-2-21-3-31-8s-23-4-32-8-21-6-33-10-22-4-33-9-25-5-37-7-23-2-34-4-23-2-36-6-22 0-36 3c-1 5-6 8-11 14 4-6 9-9 11-14-3 0-10 0-14 0 1 5 1 8 3 14 10-1 17-1 25-5zm10 116c4 2 7 8 14 10-10-41-15-83-24-126-8 0-15 1-25 5 10 44 17 84 25 126 4 4 7 9 10 11-1-2-5-7-10-11 0 4 2 9 3 11s6 0 7 0c0-8 0-17 0-26zm206 26v0c-9-1-16-2-24-5s-14-1-24-3-17-3-26-7-16-1-27-2-17-1-25-3-20 0-29-4-19-1-26-2-18 0-25 0c0 9 0 16 0 26 7 0 16 0 25 0s18 0 26 0 18 2 29 3c6 2 12 2 20 4s19 2 30 4c6 0 17 0 25 3s16 3 22 7 13 1 24 3v0c1-10 2-17 5-24zm312 180c5-1 14-3 22-8-6-5-10-13-16-18s-8-14-17-20-12-13-18-18-13-12-21-17-14-11-22-16-12-8-21-14-14-3-22-8-19-8-27-13-14-4-23-8-14-4-21-7-18-4-27-7-17-4-24-5-13-6-20-8-13-2-20-4-12-2-18-6-13-1-17-3c-3 7-4 14-5 24 5 1 9 3 18 4s10 3 19 5 12 3 21 5c4 2 12 3 18 6s14 4 23 7 15 4 22 8 15 4 22 8 16 2 22 4 16 9 25 12 15 7 23 13c3 3 11 7 20 11 5 7 13 9 22 11s10 11 15 18c7 3 15 7 21 15 3 4 7 9 13 16s11 12 14 20c8-3 14-4 23-7-8 3-14 3-23 7 11 18 21 35 34 55-3-21-7-41-11-62-9 0-18 0-24 0zm-273-256v0c23 6 44 13 70 21 18 9 37 19 57 29 13 9 29 16 45 26s22 22 34 33 17 20 27 34 11 22 19 35c3 14 8 23 13 37s4 28 8 41c6 0 15 0 24 0-2-15-6-26-9-44s-9-29-11-43-15-26-23-40-15-25-28-39c-11-9-25-21-37-32s-33-20-51-34-39-18-61-28-48-12-74-22v0c-1 10-1 17-3 26z">
          <text:p/>
        </draw:path>
        <draw:path draw:style-name="Mgr4" draw:text-style-name="MP6" draw:layer="backgroundobjects" svg:width="0.172cm" svg:height="0.436cm" svg:x="0.423cm" svg:y="18.671cm" svg:viewBox="0 0 173 437" svg:d="m74 59c-8 3-14 10-22 14 4 9 8 18 12 27s3 16 6 23 0 13 0 22c0 4 0 8 0 18 9 0 17 0 25 0 1-7 2-13 4-18-1-11-2-19-4-28s-4-17-6-25-9-19-12-32c-7 6-13 12-21 16 5-4 10-10 18-17-20-20-40-39-61-59 13 23 25 48 39 73 6-3 12-7 22-14zm85 90v0c-3-5-6-10-10-18s-7-9-12-15-8-8-14-16-9-6-13-11-10-8-13-10-7-7-10-10-7-4-10-9c0 0-1 0-3-1-8 6-13 11-18 17 0 2 1 3 4 6s6 5 10 7 7 5 10 9 9 7 13 11 7 7 14 8c3 6 6 12 11 16s8 11 10 16 4 6 6 12v0c11-5 19-11 25-12zm-109 266c7-3 14-4 24-6 3-8 5-18 8-27s12-19 17-28 13-18 21-25 14-23 22-32 11-19 17-33 9-20 14-33c0-13 0-26 0-40-5-15-9-28-14-42-6 1-14 6-25 12 6 12 11 22 15 35 0 9 0 20 0 30s-9 18-15 27-6 22-11 31-15 18-24 24c-6 12-12 24-20 32s-14 20-21 31-6 22-9 36c6-4 12-5 21-8-6 6-13 11-20 16 5 8 10 16 16 22 1-7 3-19 8-28-9 1-16 2-24 6zm-42-137v0c-3 7-5 17-7 27s1 24 3 32c7 13 11 24 18 39s19 26 28 39c6-5 13-10 20-16-9-12-16-23-27-38-5-9-9-18-15-27 0-8 0-18-2-29 2-4 5-10 8-17v0c-8-4-17-8-26-10zm62-115v0c0 0 0 7-1 12s-4 10-8 15-4 9-7 11-2 9-5 15-8 10-11 16-5 11-10 15-4 8-7 15-8 9-13 16c9 2 18 6 26 10 1-5 3-9 5-14s6-10 11-15 5-9 8-14 6-11 11-17 7-10 10-16 4-8 8-13 3-13 6-20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s0 14-1 20-2 14-8 22-7 9-11 18-11 10-16 21-13 13-20 20-10 12-15 19-15 10-19 18c4 5 12 10 19 16 5-6 12-11 15-18s14-11 21-17 13-14 19-23 10-12 16-20 11-16 17-27c1-7 3-16 5-24s1-16 4-25c-4-8-6-20-9-29-6 5-14 10-20 18 4-9 11-14 17-22-16-13-34-26-50-40 10 20 17 38 27 55 8-5 14-9 23-15zm101 161v0c0-6 0-11 0-18s-2-14-7-22-4-15-7-21-10-14-15-21-9-13-13-21-11-11-19-18-14-14-21-21-13-12-19-19c-6 6-13 12-17 22 5 4 12 10 20 18s12 10 19 13c4 9 10 14 15 22s12 9 15 18 7 10 11 17 5 13 7 19 4 11 7 18 0 8 0 14v0c7 0 15 0 24 0zm-159 207c0-1 0-3 0-3 0 0 6-9 9-13s13-14 18-21 17-13 26-23 18-18 27-26 18-23 29-30c7-10 14-18 21-28s13-21 21-30c2-12 6-22 8-33-8 0-16 0-24 0-3 6-6 12-9 20s-9 19-16 25c-5 11-15 20-23 29s-16 18-26 26-17 19-26 27-15 17-26 26-14 15-21 21-10 16-12 25c0-2 0-4 0-4 8 4 14 7 24 12zm-31 116c5-4 9-10 15-20-6-8-8-17-13-25s0-13 0-22c5-5 7-9 13-18s8-18 16-31c-10-5-15-8-24-12-6 9-10 22-18 31s-5 19-12 27c0 9 0 18 0 29 7 11 11 21 16 35 6-5 11-14 15-19-1 6-4 18-8 25 10 4 23 11 39 18-8-13-18-22-24-38-6 6-10 13-15 20zm-87-67v0c0 0 5 8 7 11s7 9 11 11 3 3 7 5 6 4 8 8 11 7 14 9 6 2 11 7 9 7 14 10 8 4 15 6c2-7 5-16 8-25-3-1-8-3-12-7s-9-3-11-7-8-2-14-4-5-4-8-9-4-4-9-7-5-4-8-8-2-1-6-5-3-3-7-5 0 0 0 0c-5 4-12 7-20 10zm-27-103v0c-1 10-3 19-3 28s3 18 6 28 6 17 12 24 8 17 12 23c8-3 14-6 20-10-2-9-5-17-10-23s-5-14-10-22-2-13-7-20c0-8 0-13 3-23v0c-7 0-16-1-23-5zm99-143v0c-5 5-10 10-17 16s-9 13-15 17-9 13-15 20-10 12-15 18-8 14-12 19-8 14-10 21-6 9-9 16-4 10-6 16c7 2 16 2 23 5 2-5 3-8 6-12s6-11 8-14 5-10 9-17 6-10 13-18c4-4 9-10 14-17s7-9 12-19c9-5 14-13 18-19s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s-6-6-8-9-2-3-6-6-4-5-9-7-4-6-7-9-5-3-8-6-7-4-10-6-6-2-11-5c34 0 72 0 110 0 9 14 21 31 32 45 31 56 64 111 97 168 34-49 67-97 100-146 3-7 4-11 6-22 0-6-1-11-2-19s-8-12-12-18-8-5-16-8c48 0 95 0 144 0-64 92-128 186-191 279 0 47 0 99 0 146 1 10 1 16 5 23s4 12 8 20c8 3 11 6 16 11s9 7 12 9c-50 0-99 0-148 0 2-1 6-5 12-9s9-6 13-10c0-6 3-11 7-18s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0 0-2-4-3-8s-6-6-8-9-2-3-6-6-4-5-9-7-4-6-7-9-5-3-8-6-7-4-10-6-6-2-11-5c34 0 72 0 110 0 9 14 21 31 32 45 31 56 64 111 97 168 34-49 67-97 100-146v0c3-7 4-11 6-22 0-6-1-11-2-19s-8-12-12-18-8-5-16-8c48 0 95 0 144 0-64 92-128 186-191 279 0 47 0 99 0 146v0c1 10 1 16 5 23s4 12 8 20c8 3 11 6 16 11s9 7 12 9c-50 0-99 0-148 0v0c0 0 6-5 12-9s9-6 13-10c0-6 3-11 7-18s2-10 3-16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s-9 2-14 3-11 0-17 0-7 2-11 4-8 1-11 4-6 4-10 5-7 4-11 6-4 3-8 5c7-25 13-53 23-83 106 0 214 0 323 0 15 0 27 0 41 0-2 17-7 37-13 56-48 0-97 0-147 0 0 128 0 253 0 382 1 6 2 11 4 20 4 3 6 10 9 13s12 5 16 8 7 7 13 9c-49 0-98 0-150 0 4-1 8-5 14-9s7-6 11-10 6-10 9-14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s-9 2-14 3-11 0-17 0-7 2-11 4-8 1-11 4-6 4-10 5-7 4-11 6-4 3-8 5c7-25 13-53 23-83 106 0 214 0 323 0 15 0 27 0 41 0-2 17-7 37-13 56-48 0-97 0-147 0 0 128 0 253 0 382v0c1 6 2 11 4 20 4 3 6 10 9 13s12 5 16 8 7 7 13 9c-49 0-98 0-150 0v0c0 0 8-5 14-9s7-6 11-10 6-10 9-14 0-13 2-17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s-3-14-4-20-9-14-12-22c-6-4-11-7-20-14 48 0 91 0 139 0-4 6-8 10-12 14s-5 11-9 20-1 13-5 22 0 17-1 25c0 117 0 231 0 346 0 6 1 13 5 20s6 11 10 17 10 12 14 16 12 6 17 11c-53 0-107 0-163 0 4-1 10-5 16-9s7-6 12-10 9-12 11-21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s-3-14-4-20-9-14-12-22c-6-4-11-7-20-14 48 0 91 0 139 0v0c-4 6-8 10-12 14s-5 11-9 20-1 13-5 22 0 17-1 25c0 117 0 231 0 346v0c0 6 1 13 5 20s6 11 10 17 10 12 14 16 12 6 17 11c-53 0-107 0-163 0v0c0 0 10-5 16-9s7-6 12-10 9-12 11-21 0-13 4-24">
          <text:p/>
        </draw:path>
        <draw:path draw:style-name="Mgr4" draw:text-style-name="MP6" draw:layer="backgroundobjects" svg:width="0.362cm" svg:height="0.515cm" svg:x="3.77cm" svg:y="20.382cm" svg:viewBox="0 0 363 516" svg:d="m16 138c1-12 1-23 3-37 6-11 10-20 15-30s12-15 19-24c10-5 18-12 26-20s17-11 29-14 20-5 30-8 25-2 33-4 22 0 36 0c4 0 8 0 15 0s7 0 12 1 9 0 14 0 11 2 17 3 10 1 13 3 10 2 16 4 7 0 12 1 7 2 11 3c0 28 0 53 0 82-9-7-16-11-23-16s-19-8-27-12-18-6-27-9-18-4-31-8c-9 0-19 0-30 0s-16 4-27 8-16 8-23 13-13 14-20 24c-1 4-4 9-6 13s0 10 0 17 3 9 6 14 6 11 9 15 11 7 15 13 12 6 15 11 11 6 18 13c4 2 10 5 18 9 27 13 56 26 81 39 5 4 10 5 13 10 7 2 11 3 18 7s10 10 16 13 11 7 13 15c6 4 11 8 15 14s9 9 13 16 4 11 8 18 1 15 2 21-2 17-2 26-4 13-6 19-5 15-9 24-8 11-14 20c-4 4-7 9-11 14s-14 10-21 17-14 6-23 9-15 6-22 11-15 4-26 9c-7 1-18 1-26 6s-19 3-30 5c-6 0-17 0-27 0s-18 0-31 0-20-2-30-5-17-5-32-6-18-6-30-9c-8-29-14-58-23-89 13 9 26 19 40 26s28 14 41 21c13 1 27 3 42 9 15 0 29 0 45 0 11-2 23-4 35-8s22-8 34-12c7-8 14-14 21-21s9-15 12-23 1-10 1-15 0-11 0-16 0-8-2-13-4-7-8-12-6-9-10-12-9-7-14-11-12-10-19-14-15-7-25-11c-24-15-49-27-78-41-4-2-10-7-15-8s-9-6-15-9-9-8-15-12-10-9-17-15-10-8-13-14-6-11-11-20c-3-4-6-10-10-16s-1-14-3-22z">
          <text:p/>
        </draw:path>
        <draw:path draw:style-name="Mgr4" draw:text-style-name="MP6" draw:layer="backgroundobjects" svg:width="0.362cm" svg:height="0.515cm" svg:x="3.77cm" svg:y="20.382cm" svg:viewBox="0 0 363 516" svg:d="m16 138v0c1-12 1-23 3-37 6-11 10-20 15-30s12-15 19-24c10-5 18-12 26-20s17-11 29-14 20-5 30-8 25-2 33-4 22 0 36 0v0c0 0 8 0 15 0s7 0 12 1 9 0 14 0 11 2 17 3 10 1 13 3 10 2 16 4 7 0 12 1 7 2 11 3c0 28 0 53 0 82v0c-9-7-16-11-23-16s-19-8-27-12-18-6-27-9-18-4-31-8c-9 0-19 0-30 0s-16 4-27 8-16 8-23 13-13 14-20 24v0c0 0-4 9-6 13s0 10 0 17 3 9 6 14 6 11 9 15 11 7 15 13 12 6 15 11 11 6 18 13c4 2 10 5 18 9 27 13 56 26 81 39v0c5 4 10 5 13 10 7 2 11 3 18 7s10 10 16 13 11 7 13 15c6 4 11 8 15 14s9 9 13 16 4 11 8 18 1 15 2 21v0c-1 9-2 17-2 26s-4 13-6 19-5 15-9 24-8 11-14 20c-4 4-7 9-11 14s-14 10-21 17-14 6-23 9-15 6-22 11-15 4-26 9c-7 1-18 1-26 6s-19 3-30 5c-6 0-17 0-27 0s-18 0-31 0-20-2-30-5-17-5-32-6-18-6-30-9c-8-29-14-58-23-89v0c13 9 26 19 40 26s28 14 41 21c13 1 27 3 42 9 15 0 29 0 45 0 11-2 23-4 35-8s22-8 34-12c7-8 14-14 21-21s9-15 12-23v0c1-5 1-10 1-15s0-11 0-16 0-8-2-13-4-7-8-12-6-9-10-12-9-7-14-11-12-10-19-14-15-7-25-11c-24-15-49-27-78-41v0c0 0-10-7-15-8s-9-6-15-9-9-8-15-12-10-9-17-15-10-8-13-14-6-11-11-20c-3-4-6-10-10-16s-1-14-3-22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s-9-2-13-5c54 0 106 0 160 0 10 0 22 0 33 2s25 1 37 3 17 3 28 6 18 9 26 15 12 10 21 15 10 15 15 21 6 16 9 26 1 20 3 30 0 18-1 27-3 17-7 23-7 18-12 26-12 8-16 15-14 11-19 17-14 6-19 12c-6 1-12 4-18 8s-13 1-19 5c7 12 16 21 24 35s15 19 24 31 11 20 20 30 12 18 23 27 14 16 20 22c11 7 18 15 28 22s21 12 34 20 23 9 35 13c-3 6-6 10-9 17s-6 8-6 15-8 8-11 14c-5 0-9 1-15 1s-11-1-16-5-11-2-18-5c-3-1-6-1-10-5s-9-2-13-4-7-3-11-5-8-4-11-6c-8-5-13-9-16-12s-12-9-16-12c-50-66-99-135-150-204 11-2 21-8 33-11s19-8 25-12 16-7 23-9 13-9 19-13 9-8 13-16c1-4 5-10 6-14s3-12 6-18 0-14 0-23 0-13-3-21-4-10-8-15-5-10-10-16-9-6-15-10-13-4-21-6-13-4-24-6-17 2-25 3-20 3-30 3c0 122 0 244 0 368 0 6 2 15 2 22s2 11 5 20 7 7 13 11 7 6 14 11c-49 0-98 0-150 0 4-1 8-5 13-9s9-6 15-10c1-6 3-11 5-18s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s-9-2-13-5c54 0 106 0 160 0v0c10 0 22 0 33 2s25 1 37 3 17 3 28 6 18 9 26 15 12 10 21 15 10 15 15 21 6 16 9 26 1 20 3 30v0c0 9 0 18-1 27s-3 17-7 23-7 18-12 26-12 8-16 15-14 11-19 17-14 6-19 12c-6 1-12 4-18 8s-13 1-19 5v0c7 12 16 21 24 35s15 19 24 31 11 20 20 30 12 18 23 27 14 16 20 22c11 7 18 15 28 22s21 12 34 20 23 9 35 13v0c-3 6-6 10-9 17s-6 8-6 15-8 8-11 14c-5 0-9 1-15 1v0c0 0-11-1-16-5s-11-2-18-5c-3-1-6-1-10-5s-9-2-13-4-7-3-11-5-8-4-11-6c-8-5-13-9-16-12s-12-9-16-12c-50-66-99-135-150-204v0c11-2 21-8 33-11s19-8 25-12 16-7 23-9 13-9 19-13 9-8 13-16c1-4 5-10 6-14s3-12 6-18 0-14 0-23v0c0-8 0-13-3-21s-4-10-8-15-5-10-10-16-9-6-15-10-13-4-21-6-13-4-24-6-17 2-25 3-20 3-30 3c0 122 0 244 0 368v0c0 6 2 15 2 22s2 11 5 20 7 7 13 11 7 6 14 11c-49 0-98 0-150 0v0c0 0 8-5 13-9s9-6 15-10c1-6 3-11 5-18s1-12 2-21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s-1-16-3-25-3-14-8-22-10-12-19-19c92 0 179 0 271 0 0 33 0 62 0 96-3-4-8-7-10-14-5-2-8-4-14-8s-13-3-20-7-12-1-20-4-13 0-22 0-17 0-24 0-19 0-30 0c-5 1-15 1-24 3 0 45 0 89 0 135 22 0 44 0 69 0 3 0 7 0 16 0s9 0 12 0 11 0 12-2 5-3 10-4c0 25 0 52 0 78-1-1-3-3-5-6s-3-2-5-3-4-1-9-3-4-1-7-7c-3 0-6 0-12-1s-6 0-10 0-5-1-11-2-5 0-8 0c-17 0-33 0-52 0 0 63 0 124 0 187 35 0 72 0 109 0 6 0 14 0 17-1s11-5 19-7 7-2 14-5 9-1 15-3 12-3 17-5 8-4 12-6 13-6 18-9 10-9 15-11c-13 32-28 66-40 97-101 0-202 0-300 0 5-5 10-10 14-15s5-12 8-17 1-9 3-15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s-1-16-3-25-3-14-8-22-10-12-19-19c92 0 179 0 271 0 0 33 0 62 0 96v0c-3-4-8-7-10-14-5-2-8-4-14-8s-13-3-20-7-12-1-20-4-13 0-22 0-17 0-24 0-19 0-30 0c-5 1-15 1-24 3 0 45 0 89 0 135 22 0 44 0 69 0v0c0 0 7 0 16 0s9 0 12 0 11 0 12-2 5-3 10-4c0 25 0 52 0 78v0c0 0-3-3-5-6s-3-2-5-3-4-1-9-3-4-1-7-7c-3 0-6 0-12-1s-6 0-10 0-5-1-11-2-5 0-8 0c-17 0-33 0-52 0 0 63 0 124 0 187 35 0 72 0 109 0v0c6 0 14 0 17-1s11-5 19-7 7-2 14-5 9-1 15-3 12-3 17-5 8-4 12-6 13-6 18-9 10-9 15-11c-13 32-28 66-40 97-101 0-202 0-300 0v0c5-5 10-10 14-15s5-12 8-17 1-9 3-15 2-11 2-17">
          <text:p/>
        </draw:path>
        <draw:path draw:style-name="Mgr4" draw:text-style-name="MP6" draw:layer="backgroundobjects" svg:width="0.458cm" svg:height="0.51cm" svg:x="2.681cm" svg:y="20.389cm" svg:viewBox="0 0 459 511" svg:d="m213 477c-4-4-10-7-14-11s-5-11-11-18c-2-4-4-9-7-13-2-10-5-14-8-23-44-116-84-228-128-346-1-7-3-10-8-21-4-6-8-9-9-18s-8-10-13-16-10-6-15-11c42 0 81 0 123 0 0 3-2 5-4 7s0 7 0 12 0 12 2 18 2 16 5 22c39 111 79 226 122 334 40-104 78-209 121-321 1-8 1-14 1-24s0-11-2-17-10-13-13-20-8-6-15-11c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s-5-11-11-18c-2-4-4-9-7-13-2-10-5-14-8-23-44-116-84-228-128-346v0c-1-7-3-10-8-21-4-6-8-9-9-18s-8-10-13-16-10-6-15-11c42 0 81 0 123 0v0c0 0-2 5-4 7s0 7 0 12 0 12 2 18 2 16 5 22c39 111 79 226 122 334 40-104 78-209 121-321v0c1-8 1-14 1-24s0-11-2-17-10-13-13-20-8-6-15-11c39 0 79 0 119 0-68 168-135 341-201 511-14-12-32-22-45-34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s-2-14-4-20-7-14-10-22c-7-3-13-6-20-11 46 0 92 0 140 0-3 4-9 7-14 11s-6 14-10 20-1 13-1 22-3 17-3 25c0 117 0 231 0 346 0 6 0 13 3 20s5 11 9 17 11 12 15 16 10 6 17 11c-53 0-107 0-160 0 5-1 10-5 16-9s8-6 11-10 7-12 9-21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s-2-14-4-20-7-14-10-22c-7-3-13-6-20-11 46 0 92 0 140 0v0c-3 4-9 7-14 11s-6 14-10 20-1 13-1 22-3 17-3 25c0 117 0 231 0 346v0c0 6 0 13 3 20s5 11 9 17 11 12 15 16 10 6 17 11c-53 0-107 0-160 0v0c5-1 10-5 16-9s8-6 11-10 7-12 9-21 2-13 3-24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s-6-17-10-26-9-11-14-15-8-4-13-7c4 0 8 0 11 0s7 0 11 0 4 0 8 0 8 0 13 0 3 0 6 0 10 0 13 0 8 0 13 0 10 0 17 0c102 126 201 251 304 380 0-97 0-194 0-297-1-11-2-23-4-35s-7-14-13-22-9-11-15-15-10-7-16-11c46 0 95 0 143 0-6 3-10 6-14 8s-12 9-16 14-5 14-8 19c0 15-1 23-4 37 0 144 0 290 0 433-3 0-6 0-10-1s-7-2-9-2-7-4-13-9-8-2-10-6-7-4-13-6-7-7-9-10-8-4-9-8-5-6-8-10c-93-116-184-233-276-351 0 102 0 201 0 304 1 9 1 18 1 29s5 12 9 18 8 12 12 17 11 7 18 12c-44 0-89 0-136 0 4-2 9-8 15-11s8-6 13-9c2-8 6-13 10-21s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s-6-17-10-26-9-11-14-15-8-4-13-7v0c0 0 8 0 11 0s7 0 11 0 4 0 8 0 8 0 13 0 3 0 6 0 10 0 13 0 8 0 13 0 10 0 17 0c102 126 201 251 304 380 0-97 0-194 0-297v0c-1-11-2-23-4-35s-7-14-13-22-9-11-15-15-10-7-16-11c46 0 95 0 143 0v0c-6 3-10 6-14 8s-12 9-16 14-5 14-8 19c0 15-1 23-4 37 0 144 0 290 0 433v0c0 0-6 0-10-1s-7-2-9-2-7-4-13-9-8-2-10-6-7-4-13-6-7-7-9-10-8-4-9-8-5-6-8-10c-93-116-184-233-276-351 0 102 0 201 0 304v0c1 9 1 18 1 29s5 12 9 18 8 12 12 17 11 7 18 12c-44 0-89 0-136 0v0c0 0 9-8 15-11s8-6 13-9c2-8 6-13 10-21s4-17 9-26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s-2-7-8-15-4-11-7-15-9-7-12-11c43 0 88 0 131 0-2 3-5 6-8 8s-3 11-9 18-1 10-2 15 0 12-1 18c0 88 0 174 0 261 0 12 0 23 1 34s3 20 8 28 8 11 11 21 11 10 16 15 11 7 18 12 11 7 16 9 10 0 19 2 10 1 18 3 20-3 28-3 18-2 27-4 13-7 20-12 12-7 20-11c2-5 6-10 13-15s8-8 12-15 2-10 4-19 0-13 2-22c0-83 0-173 0-260 0-9 0-19-2-27s-2-18-4-25-10-13-14-20-9-6-14-11c46 0 92 0 139 0-3 5-8 8-15 17s-5 14-9 20-5 16-6 22 0 17 0 24c0 115 0 226 0 338 0 7 0 17 0 25s4 11 6 20 7 7 9 11c8 3 12 6 19 11-37 0-73 0-109 0 0-14 0-29 0-44-2 2-2 3-5 4s-4 8-8 11-7 7-12 10-7 4-13 7-11 5-16 11c-8 0-15 2-25 4s-17 2-25 6c-13 0-22 1-34 1-17 0-30-1-47-5s-27-5-39-10-22-10-31-15-17-17-24-24-10-17-17-26-9-21-14-28-4-21-5-30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 0 0-10 0-18s-2-7-8-15-4-11-7-15-9-7-12-11c43 0 88 0 131 0v0c0 0-5 6-8 8s-3 11-9 18-1 10-2 15 0 12-1 18c0 88 0 174 0 261v0c0 12 0 23 1 34s3 20 8 28 8 11 11 21 11 10 16 15 11 7 18 12 11 7 16 9 10 0 19 2 10 1 18 3v0c7-2 20-3 28-3s18-2 27-4 13-7 20-12 12-7 20-11c2-5 6-10 13-15s8-8 12-15 2-10 4-19 0-13 2-22c0-83 0-173 0-260v0c0-9 0-19-2-27s-2-18-4-25-10-13-14-20-9-6-14-11c46 0 92 0 139 0v0c-3 5-8 8-15 17s-5 14-9 20-5 16-6 22 0 17 0 24c0 115 0 226 0 338v0c0 7 0 17 0 25s4 11 6 20 7 7 9 11c8 3 12 6 19 11-37 0-73 0-109 0 0-14 0-29 0-44v0c0 0-2 3-5 4s-4 8-8 11-7 7-12 10-7 4-13 7-11 5-16 11c-8 0-15 2-25 4s-17 2-25 6c-13 0-22 1-34 1v0c-17 0-30-1-47-5s-27-5-39-10-22-10-31-15-17-17-24-24-10-17-17-26-9-21-14-28-4-21-5-30-2-17-2-28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s-10-7-15-8c3 0 6 0 10 0s8 0 13 0 8 0 13 0 8 0 13 0 8 0 14 0 10 0 13 0 10 0 15 0 11 0 18 0c97 124 196 250 294 375 0-99 0-195 0-294 0-10-1-21-2-32-4-5-8-16-11-22s-8-13-16-19-11-7-18-8c48 0 97 0 146 0-6 1-12 7-17 10s-9 7-16 12-4 11-8 19-3 21-6 37c0 141 0 284 0 426-2-1-5-2-10-2s-8-2-12-2-5-3-11-6-7-5-10-7-8-5-11-7-8-4-11-7-5-6-7-9-5-5-11-9c-91-117-182-233-272-350 0 100 0 202 0 302 0 10 0 19 1 28s3 10 6 19 9 10 14 15 9 9 18 12c-49 0-93 0-139 0 5-3 10-5 18-8s8-8 16-13 4-11 8-19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s-10-7-15-8v0c0 0 6 0 10 0s8 0 13 0 8 0 13 0 8 0 13 0 8 0 14 0 10 0 13 0 10 0 15 0 11 0 18 0c97 124 196 250 294 375 0-99 0-195 0-294v0c0-10-1-21-2-32-4-5-8-16-11-22s-8-13-16-19-11-7-18-8c48 0 97 0 146 0v0c-6 1-12 7-17 10s-9 7-16 12-4 11-8 19-3 21-6 37c0 141 0 284 0 426v0c0 0-5-2-10-2s-8-2-12-2-5-3-11-6-7-5-10-7-8-5-11-7-8-4-11-7-5-6-7-9-5-5-11-9c-91-117-182-233-272-350 0 100 0 202 0 302v0c0 10 0 19 1 28s3 10 6 19 9 10 14 15 9 9 18 12c-49 0-93 0-139 0v0c5-3 10-5 18-8s8-8 16-13 4-11 8-19 2-16 4-28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s-4-14-9-22c-2-4-7-6-12-11s-8-7-12-8c55 0 108 0 161 0 13 0 22 0 37 0 9 1 19 4 34 7 10 3 18 6 28 10s17 10 26 12 13 11 22 18c3 3 8 11 15 18s7 17 9 27 1 19 2 30 0 17-1 25-3 14-6 25c-7 7-11 14-15 21s-11 12-15 20-11 7-18 12-15 9-21 14-9 3-15 8-14 4-23 7c12 12 20 22 29 33s15 22 27 36c6 9 18 19 26 33 9 7 18 17 28 29 6 8 15 19 25 28s18 19 27 27 20 15 30 24 21 12 30 17c-26 0-51 0-79 0-3 0-7 0-10 0s-7 0-10 0-8 0-10 0-5-1-10-3-9-1-13-4-7-5-11-7-5-3-8-7-9-11-12-17c-47-64-100-134-151-201 13-3 24-7 32-10s17-10 29-13 14-8 21-11 12-8 19-12 10-10 14-15 4-8 7-14 4-13 5-20 0-13 0-21-1-12-3-20-3-10-7-17-5-8-10-11-10-10-18-16c-4-1-11-2-16-4s-19-4-26-7-18 0-26 3-21 3-31 5c0 122 0 245 0 368 1 5 1 10 2 16s4 14 5 19 5 7 13 12 9 4 14 7c-51 0-99 0-149 0-2-1-4-1-5-3s10-8 13-11 10-8 15-13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s-4-14-9-22c-2-4-7-6-12-11s-8-7-12-8c55 0 108 0 161 0v0c13 0 22 0 37 0 9 1 19 4 34 7 10 3 18 6 28 10s17 10 26 12 13 11 22 18c3 3 8 11 15 18s7 17 9 27 1 19 2 30v0c0 8 0 17-1 25s-3 14-6 25c-7 7-11 14-15 21s-11 12-15 20-11 7-18 12-15 9-21 14-9 3-15 8-14 4-23 7v0c12 12 20 22 29 33s15 22 27 36c6 9 18 19 26 33 9 7 18 17 28 29 6 8 15 19 25 28s18 19 27 27 20 15 30 24 21 12 30 17c-26 0-51 0-79 0v0c0 0-7 0-10 0s-7 0-10 0-8 0-10 0-5-1-10-3-9-1-13-4-7-5-11-7-5-3-8-7-9-11-12-17c-47-64-100-134-151-201v0c13-3 24-7 32-10s17-10 29-13 14-8 21-11 12-8 19-12 10-10 14-15 4-8 7-14 4-13 5-20 0-13 0-21v0c-1-6-1-12-3-20s-3-10-7-17-5-8-10-11-10-10-18-16c-4-1-11-2-16-4s-19-4-26-7-18 0-26 3-21 3-31 5c0 122 0 245 0 368v0c1 5 1 10 2 16s4 14 5 19 5 7 13 12 9 4 14 7c-51 0-99 0-149 0v0c0 0-4-1-5-3s10-8 13-11 10-8 15-13 6-14 8-22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s-1-14-4-20-4-13-9-19-10-12-18-22c80 0 157 0 236 0 11 0 21 0 35 0 0 30 0 58 0 89-3-5-9-8-14-11s-6-7-14-10c-4-2-8-3-18-7-6-1-9-1-18-3s-18 0-24 0-17 0-25 0-16 0-24 0-18 0-30 1c0 44 0 85 0 131 24 0 46 0 69 0 6 0 10 0 15 0s11 0 16 0 9 0 12-2 5-2 9-2c0 25 0 53 0 81-2-4-3-5-6-10-1 0-1 0-4-2s-6-1-10-3-5-2-9-5-7-2-10-4-5 0-8-1-8-2-12-2-5 0-10 0c-17 0-33 0-52 0 0 64 0 123 0 187 33 0 64 0 98 0 4 0 11 0 16 0s11 0 18-2 11-1 18-2 12-3 17-5 13-5 19-6 11-5 18-8 11-8 16-12 9-4 16-10c-12 31-27 64-40 99-100 0-200 0-297 0 5-3 7-8 13-16 2-4 6-8 10-16s3-11 4-17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 0 0-14 0-21s-1-14-4-20-4-13-9-19-10-12-18-22c80 0 157 0 236 0 11 0 21 0 35 0 0 30 0 58 0 89v0c-3-5-9-8-14-11s-6-7-14-10c-4-2-8-3-18-7-6-1-9-1-18-3s-18 0-24 0-17 0-25 0-16 0-24 0-18 0-30 1c0 44 0 85 0 131 24 0 46 0 69 0v0c6 0 10 0 15 0s11 0 16 0 9 0 12-2 5-2 9-2c0 25 0 53 0 81v0c0 0-3-5-6-10-1 0-1 0-4-2s-6-1-10-3-5-2-9-5-7-2-10-4-5 0-8-1-8-2-12-2-5 0-10 0c-17 0-33 0-52 0 0 64 0 123 0 187 33 0 64 0 98 0v0c0 0 11 0 16 0s11 0 18-2 11-1 18-2 12-3 17-5 13-5 19-6 11-5 18-8 11-8 16-12 9-4 16-10c-12 31-27 64-40 99-100 0-200 0-297 0v0c5-3 7-8 13-16 2-4 6-8 10-16s3-11 4-17 0-8 1-15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s-8 1-14 2-9 0-13 1-10 4-15 6-9 2-14 4-3 2-6 6-8 2-12 4-5 3-9 7c7-29 14-56 25-89 11 0 23 0 36 0 116 0 229 0 346 0-8 28-18 51-25 81-5-1-9-2-13-3s-4-4-10-8-6 0-10-2-6-3-9-6-7 0-11-1-7 0-12 0-4-1-9-2-6 0-9 0c-25 0-47 0-71 0 0 127 0 251 0 379 1 5 1 10 4 17s7 9 10 12 9 6 14 10 7 2 11 4c-50 0-97 0-149 0 4-2 9-3 15-7s8-6 11-9 4-7 7-11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0 0-9 0-14 0s-8 1-14 2-9 0-13 1-10 4-15 6-9 2-14 4-3 2-6 6-8 2-12 4-5 3-9 7c7-29 14-56 25-89 11 0 23 0 36 0 116 0 229 0 346 0-8 28-18 51-25 81v0c-5-1-9-2-13-3s-4-4-10-8-6 0-10-2-6-3-9-6-7 0-11-1-7 0-12 0-4-1-9-2-6 0-9 0c-25 0-47 0-71 0 0 127 0 251 0 379v0c1 5 1 10 4 17s7 9 10 12 9 6 14 10 7 2 11 4c-50 0-97 0-149 0v0c0 0 9-3 15-7s8-6 11-9 4-7 7-11 1-11 2-16">
          <text:p/>
        </draw:path>
        <draw:path draw:style-name="Mgr4" draw:text-style-name="MP6" draw:layer="backgroundobjects" svg:width="0.376cm" svg:height="0.517cm" svg:x="2.555cm" svg:y="19.774cm" svg:viewBox="0 0 377 518" svg:d="m32 139c1-12 2-22 5-33s7-22 11-33 13-19 18-23c11-6 18-14 26-20s20-8 27-14c12-3 22-6 35-13 12 0 19 0 32-2s21 0 36 0c3 0 6 0 11 0s10 0 14 0 6 0 9 2 10 0 16 0 9 0 14 4 8 1 13 3 6 0 10 1 5 3 11 5c-6 20-9 45-13 69-6-3-13-8-21-14s-15-7-25-10-14-7-24-9-17-2-27-2-15 0-24 2-16 3-24 9-12 8-21 14c-5 9-11 17-20 24-2 7-3 10-5 16s1 9 1 14 2 9 4 13 8 8 12 14 7 8 13 14 9 6 16 12 10 7 17 11 12 3 19 8c27 13 54 27 80 41 6 1 10 3 15 8s9 5 16 8 11 8 16 14 10 7 16 10 7 10 11 17 9 11 13 18 6 13 10 20 1 12 1 22 0 15-1 24-4 12-7 21-7 12-12 22-10 10-11 17-10 11-18 20c-5 5-14 8-20 14s-14 7-22 11-18 7-25 11-17 3-29 6-18 2-31 7c-8 0-18 0-29 4s-19 0-33-4c-9-2-21-2-34-5s-20-4-33-8-24-9-37-12-23-8-34-15c7-18 11-37 18-57 14 6 26 13 40 18s27 8 39 13 29 3 44 8c13 0 27 0 40 0s23-2 38-5c9-5 18-8 30-11s12-10 23-17c3-7 7-14 13-24 0-3 0-6 1-14s0-10 0-16-1-8-3-14-7-8-11-13-5-5-11-9-7-9-12-14-12-7-18-10-15-10-24-14c-26-13-52-24-78-38-8-2-12-7-15-10s-11-6-17-9-8-10-14-13-11-7-17-12-6-10-11-16-7-9-11-16-4-11-7-20-3-12-5-20z">
          <text:p/>
        </draw:path>
        <draw:path draw:style-name="Mgr4" draw:text-style-name="MP6" draw:layer="backgroundobjects" svg:width="0.376cm" svg:height="0.517cm" svg:x="2.555cm" svg:y="19.774cm" svg:viewBox="0 0 377 518" svg:d="m32 139v0c1-12 2-22 5-33s7-22 11-33 13-19 18-23c11-6 18-14 26-20s20-8 27-14c12-3 22-6 35-13 12 0 19 0 32-2s21 0 36 0v0c0 0 6 0 11 0s10 0 14 0 6 0 9 2 10 0 16 0 9 0 14 4 8 1 13 3 6 0 10 1 5 3 11 5c-6 20-9 45-13 69v0c-6-3-13-8-21-14s-15-7-25-10-14-7-24-9-17-2-27-2-15 0-24 2-16 3-24 9-12 8-21 14c-5 9-11 17-20 24v0c-2 7-3 10-5 16s1 9 1 14 2 9 4 13 8 8 12 14 7 8 13 14 9 6 16 12 10 7 17 11 12 3 19 8c27 13 54 27 80 41v0c6 1 10 3 15 8s9 5 16 8 11 8 16 14 10 7 16 10 7 10 11 17 9 11 13 18 6 13 10 20 1 12 1 22v0c0 6 0 15-1 24s-4 12-7 21-7 12-12 22-10 10-11 17-10 11-18 20c-5 5-14 8-20 14s-14 7-22 11-18 7-25 11-17 3-29 6-18 2-31 7c-8 0-18 0-29 4s-19 0-33-4c-9-2-21-2-34-5s-20-4-33-8-24-9-37-12-23-8-34-15c7-18 11-37 18-57v0c14 6 26 13 40 18s27 8 39 13 29 3 44 8c13 0 27 0 40 0s23-2 38-5c9-5 18-8 30-11s12-10 23-17c3-7 7-14 13-24v0c0 0 0-6 1-14s0-10 0-16-1-8-3-14-7-8-11-13-5-5-11-9-7-9-12-14-12-7-18-10-15-10-24-14c-26-13-52-24-78-38v0c-8-2-12-7-15-10s-11-6-17-9-8-10-14-13-11-7-17-12-6-10-11-16-7-9-11-16-4-11-7-20-3-12-5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s-3-13-6-19-4-14-6-20-12-12-18-22c78 0 155 0 234 0 31 0 66 0 98 0 0 33-2 61-3 93-4-4-10-9-15-12s-12-3-21-9c-9-1-17-4-28-7s-20-2-31-4-21-1-31-2-25 0-36 0-21 0-33 0-19 1-29 2c0 43 0 85 0 131 22 0 45 0 66 0 6 0 14 0 18 0s10 0 16 0 7-1 9-2 6-2 10-4c0 25 0 53 0 81-2-4-2-5-4-10-4 0-5 0-7-2s-3-1-7-3-4-2-8-5-8-2-11-4-8 0-11 0-7 0-9-1-9 0-11 0c-18 0-35 0-51 0 0 63 0 124 0 187 29 0 54 0 84 0 5 0 13 0 20 0s10-2 16-2 12 0 18-2 13-1 20-5 10-3 19-7 13-5 20-7 10-7 16-12 12-5 21-11c-14 34-28 66-40 101-101 0-199 0-301 0 5-5 9-8 16-17 3-3 6-9 8-18s2-11 5-17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 0 0-14 0-21s-3-13-6-19-4-14-6-20-12-12-18-22c78 0 155 0 234 0 31 0 66 0 98 0 0 33-2 61-3 93v0c-4-4-10-9-15-12s-12-3-21-9c-9-1-17-4-28-7s-20-2-31-4-21-1-31-2-25 0-36 0-21 0-33 0-19 1-29 2c0 43 0 85 0 131 22 0 45 0 66 0v0c6 0 14 0 18 0s10 0 16 0 7-1 9-2 6-2 10-4c0 25 0 53 0 81v0c0 0-2-5-4-10-4 0-5 0-7-2s-3-1-7-3-4-2-8-5-8-2-11-4-8 0-11 0-7 0-9-1-9 0-11 0c-18 0-35 0-51 0 0 63 0 124 0 187 29 0 54 0 84 0v0c5 0 13 0 20 0s10-2 16-2 12 0 18-2 13-1 20-5 10-3 19-7 13-5 20-7 10-7 16-12 12-5 21-11c-14 34-28 66-40 101-101 0-199 0-301 0v0c5-5 9-8 16-17 3-3 6-9 8-18s2-11 5-17 0-8 3-15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s-9-11-14-17-7-13-9-19-12-12-18-22c38 0 76 0 114 0-1 8-1 13-1 17s0 10 0 14 0 11 2 16 2 11 5 18c37 114 72 222 111 334 30-105 59-208 91-315 1-6 3-16 6-25-2-9-3-12-3-22-5-6-8-10-13-18s-7-10-12-19c33 0 69 0 107 0 0 8 0 14-2 22s0 11 2 19 1 8 3 17 0 13 3 21c34 104 71 208 106 313 28-98 58-196 90-296 2-15 3-30 6-45-1-4-4-16-6-24-5-2-13-8-18-14s-8-6-16-13c41 0 78 0 120 0-52 173-104 343-155 517-2-2-7-4-11-8s-9-5-13-7-8-4-13-8-7-7-12-10-6-6-13-10-5-9-9-12-7-7-9-11-3-10-5-13c-31-96-61-191-93-288-37 123-77 242-113 367-5-4-11-10-17-13s-13-7-19-12-8-8-13-12-9-7-11-13c-7-3-10-8-12-13s-6-14-10-19-6-10-9-18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s-9-11-14-17-7-13-9-19-12-12-18-22c38 0 76 0 114 0v0c-1 8-1 13-1 17s0 10 0 14 0 11 2 16 2 11 5 18c37 114 72 222 111 334 30-105 59-208 91-315v0c1-6 3-16 6-25-2-9-3-12-3-22-5-6-8-10-13-18s-7-10-12-19c33 0 69 0 107 0v0c0 8 0 14-2 22s0 11 2 19 1 8 3 17 0 13 3 21c34 104 71 208 106 313 28-98 58-196 90-296v0c2-15 3-30 6-45-1-4-4-16-6-24-5-2-13-8-18-14s-8-6-16-13c41 0 78 0 120 0-52 173-104 343-155 517v0c0 0-7-4-11-8s-9-5-13-7-8-4-13-8-7-7-12-10-6-6-13-10-5-9-9-12-7-7-9-11-3-10-5-13c-31-96-61-191-93-288-37 123-77 242-113 367v0c-5-4-11-10-17-13s-13-7-19-12-8-8-13-12-9-7-11-13c-7-3-10-8-12-13s-6-14-10-19-6-10-9-18-4-16-8-25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s-3-4-5-8-2-5-5-7-3-6-9-11c-2-1-4-3-8-5s-5-4-10-7-5-3-7-8-8-5-12-7c39 0 75 0 116 0 42 72 85 143 127 213 32-45 63-93 97-142 1-8 4-15 7-22s-1-14-3-22-10-9-13-14-8-10-16-13c49 0 95 0 145 0-63 93-128 186-189 280 0 48 0 100 0 150 1 7 2 12 5 23 0 5 4 12 9 17s9 8 14 14 7 6 10 8c-50 0-99 0-148 0 4-2 8-5 12-8s9-11 12-14 5-9 9-16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0 0-4-4-8-7s-3-4-5-8-2-5-5-7-3-6-9-11c-2-1-4-3-8-5s-5-4-10-7-5-3-7-8-8-5-12-7c39 0 75 0 116 0 42 72 85 143 127 213 32-45 63-93 97-142v0c1-8 4-15 7-22s-1-14-3-22-10-9-13-14-8-10-16-13c49 0 95 0 145 0-63 93-128 186-189 280 0 48 0 100 0 150v0c1 7 2 12 5 23 0 5 4 12 9 17s9 8 14 14 7 6 10 8c-50 0-99 0-148 0v0c0 0 8-5 12-8s9-11 12-14 5-9 9-16 1-12 2-17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s-11 0-16 3-9 1-14 1-10 0-13 4-8 2-10 3-8 3-12 6-9 0-11 4-4 4-7 6c6-28 12-57 22-87 12 0 26 0 39 0 96 0 192 0 288 0 15 0 25 0 38 0-3 30-6 56-8 85-2-2-2-3-6-5s-3-4-5-5-4-2-12-4c-3-1-5-1-8-3s-9 0-14-4-9-1-15-1-6 0-10-3-9 0-13 0c-22 0-45 0-68 0 0 126 0 251 0 380 2 8 2 13 3 21s10 8 11 10c6 3 9 10 14 14s10 5 14 7c-51 0-99 0-151 0 5-2 8-5 14-8s6-11 12-14 3-9 7-1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0 0-8 0-12 0s-11 0-16 3-9 1-14 1-10 0-13 4-8 2-10 3-8 3-12 6-9 0-11 4-4 4-7 6c6-28 12-57 22-87 12 0 26 0 39 0 96 0 192 0 288 0 15 0 25 0 38 0-3 30-6 56-8 85v0c0 0-2-3-6-5s-3-4-5-5-4-2-12-4c-3-1-5-1-8-3s-9 0-14-4-9-1-15-1-6 0-10-3-9 0-13 0c-22 0-45 0-68 0 0 126 0 251 0 380v0c2 8 2 13 3 21s10 8 11 10c6 3 9 10 14 14s10 5 14 7c-51 0-99 0-151 0v0c5-2 8-5 14-8s6-11 12-14 3-9 7-14 1-8 2-16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s-1-13-3-18-9-14-11-19-12-11-20-17c47 0 94 0 142 0-5 6-11 13-15 17s-6 7-10 15-3 15-6 22-1 18-2 27c0 118 0 229 0 347 1 5 2 10 5 20 2 4 5 11 10 19s8 9 16 16c5 2 9 5 17 7-54 0-109 0-165 0 7-1 10-3 17-7s9-11 12-14 7-10 11-17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s-1-13-3-18-9-14-11-19-12-11-20-17c47 0 94 0 142 0v0c-5 6-11 13-15 17s-6 7-10 15-3 15-6 22-1 18-2 27c0 118 0 229 0 347v0c1 5 2 10 5 20 2 4 5 11 10 19s8 9 16 16c5 2 9 5 17 7-54 0-109 0-165 0v0c7-1 10-3 17-7s9-11 12-14 7-10 11-17 1-15 3-24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s-11-19-17-27-7-8-13-13-10-7-17-11c4 0 7 0 10 0s9 0 15 0 5 0 11 0 10 0 16 0 9 0 13 0 7 0 12 0 13 0 18 0 9 0 16 0c100 127 199 256 297 383 0-99 0-197 0-296 0-13 0-26-2-37s-3-14-6-25c-6-4-8-7-12-12s-11-8-16-13c41 0 87 0 130 0-5 4-11 9-16 13s-8 7-14 11-5 14-10 23-1 22-3 34c0 144 0 290 0 434-3-1-8-2-12-2s-6-3-9-3-9-4-11-7-9-3-14-6-5-6-7-7-6-5-12-8-4-10-7-13-4-4-10-4c-91-121-183-238-275-355 0 101 0 201 0 305 1 11 1 20 1 31 2 5 4 10 8 19 5 2 10 5 13 14s11 9 19 11c-47 0-91 0-140 0 5-2 10-5 19-8 3-6 5-11 12-14s6-11 11-17c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s-11-19-17-27-7-8-13-13-10-7-17-11v0c0 0 7 0 10 0s9 0 15 0 5 0 11 0 10 0 16 0 9 0 13 0 7 0 12 0 13 0 18 0 9 0 16 0c100 127 199 256 297 383 0-99 0-197 0-296v0c0-13 0-26-2-37s-3-14-6-25c-6-4-8-7-12-12s-11-8-16-13c41 0 87 0 130 0v0c-5 4-11 9-16 13s-8 7-14 11-5 14-10 23-1 22-3 34c0 144 0 290 0 434v0c0 0-8-2-12-2s-6-3-9-3-9-4-11-7-9-3-14-6-5-6-7-7-6-5-12-8-4-10-7-13-4-4-10-4c-91-121-183-238-275-355 0 101 0 201 0 305v0c1 11 1 20 1 31 2 5 4 10 8 19 5 2 10 5 13 14s11 9 19 11c-47 0-91 0-140 0v0c5-2 10-5 19-8 3-6 5-11 12-14s6-11 11-17c1-11 2-19 7-2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s-2-13-5-18-8-14-12-19-11-11-18-17c50 0 94 0 146 0-5 6-9 13-17 17-3 3-6 7-8 15s-3 15-8 22-2 18-2 27c0 118 0 229 0 347 1 5 3 10 6 20s5 11 8 19c5 3 12 9 16 16s8 5 15 7c-53 0-105 0-162 0 5-1 10-3 14-7s8-11 14-14 5-10 9-17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s-2-13-5-18-8-14-12-19-11-11-18-17c50 0 94 0 146 0v0c-5 6-9 13-17 17-3 3-6 7-8 15s-3 15-8 22-2 18-2 27c0 118 0 229 0 347v0c1 5 3 10 6 20s5 11 8 19c5 3 12 9 16 16s8 5 15 7c-53 0-105 0-162 0v0c5-1 10-3 14-7s8-11 14-14 5-10 9-17 4-15 6-24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s-7-5-12-9-9-5-12-9c55 0 107 0 161 0 13 0 23 1 36 4s20 1 32 5 20 7 27 9c12 3 20 6 29 12s12 9 20 17 9 11 15 21 6 15 9 23 1 21 4 31c0 5 0 16-3 25s-4 17-7 25-8 14-12 23-9 13-17 16-8 10-15 16-13 8-23 14c-3 2-9 4-17 6s-12 5-20 9c9 9 18 21 27 34s16 19 27 32 15 21 24 34 16 21 24 31 19 21 27 31 18 19 26 30 18 17 26 22 19 18 31 25c3 2 5 3 7 6s7 5 9 9c5 0 8 3 13 6s5 4 7 7c8 1 12 2 16 4s10 5 14 8 13 5 19 8 15 0 22 3 21 0 34 3c14-2 21-3 34-6s21-9 30-16 18-10 30-14c6-9 16-16 24-23s17-14 26-22c5-5 12-12 21-18s12-13 23-20c12 8 21 20 34 29-8 6-13 12-21 23s-15 16-25 25-17 18-24 28-15 17-26 24-21 18-32 28c-13 4-27 8-37 17-13 5-29 9-43 15-19 0-37 1-53 2s-32-5-48-10-28-12-43-19-31-17-43-27-24-18-36-26-21-23-34-35c-8-7-18-16-25-25s-11-14-18-20c-1-5-6-8-9-11-50-68-99-138-150-204 11-3 24-8 31-13s18-8 28-11 15-9 22-11 11-6 19-10 7-13 12-17 6-10 10-14 3-12 4-19 0-14 0-23c0-4 0-11 0-19s-4-11-10-17-6-10-9-15-13-6-17-9-12-5-17-9-17-3-26-5-19 0-25 2c-11 1-22 4-32 4 0 124 0 247 0 370 0 7 0 11 1 22 2 4 3 9 5 17s8 9 12 15 11 6 17 8c-52 0-102 0-152 0 4-1 10-3 14-7s8-11 11-14 4-10 7-1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s-7-5-12-9-9-5-12-9c55 0 107 0 161 0v0c13 0 23 1 36 4s20 1 32 5 20 7 27 9c12 3 20 6 29 12s12 9 20 17 9 11 15 21 6 15 9 23 1 21 4 31v0c0 5 0 16-3 25s-4 17-7 25-8 14-12 23-9 13-17 16-8 10-15 16-13 8-23 14c-3 2-9 4-17 6s-12 5-20 9v0c9 9 18 21 27 34s16 19 27 32 15 21 24 34 16 21 24 31 19 21 27 31 18 19 26 30 18 17 26 22 19 18 31 25v0c0 0 5 3 7 6s7 5 9 9c5 0 8 3 13 6s5 4 7 7c8 1 12 2 16 4s10 5 14 8 13 5 19 8 15 0 22 3v0c10 0 21 0 34 3 14-2 21-3 34-6s21-9 30-16 18-10 30-14c6-9 16-16 24-23s17-14 26-22c5-5 12-12 21-18s12-13 23-20c12 8 21 20 34 29v0c-8 6-13 12-21 23s-15 16-25 25-17 18-24 28-15 17-26 24-21 18-32 28c-13 4-27 8-37 17-13 5-29 9-43 15-19 0-37 1-53 2v0c-17-2-32-5-48-10s-28-12-43-19-31-17-43-27-24-18-36-26-21-23-34-35c-8-7-18-16-25-25s-11-14-18-20c-1-5-6-8-9-11-50-68-99-138-150-204v0c11-3 24-8 31-13s18-8 28-11 15-9 22-11 11-6 19-10 7-13 12-17 6-10 10-14 3-12 4-19 0-14 0-23v0c0 0 0-11 0-19s-4-11-10-17-6-10-9-15-13-6-17-9-12-5-17-9-17-3-26-5-19 0-25 2c-11 1-22 4-32 4 0 124 0 247 0 370v0c0 7 0 11 1 22 2 4 3 9 5 17s8 9 12 15 11 6 17 8c-52 0-102 0-152 0v0c0 0 10-3 14-7s8-11 11-14 4-10 7-15 0-14 1-19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s-10 0-14 3-10 1-15 1-9 4-14 6-7 1-9 3-8 2-12 4-6 3-8 6-9 4-12 6c7-29 14-56 22-87 9 0 13 0 20 0s17 0 26 0 16 0 24 0 15 0 24 0 12 0 20 0 16 0 24 0 15 0 25 0 11 0 20 0 17 0 22 0c10 0 18 0 24 0s15 0 24 0 15 0 23 0 16 0 22 0 16 0 24 0 14 0 22 0 14 0 22 0c-8 30-16 58-25 87-2-2-3-3-5-6s-3-3-5-6-2-2-6-4-3-1-5-3-9-2-13-6-8-1-10-1-6 0-10-3-8 0-11 0c-22 0-46 0-71 0 0 128 0 252 0 380 2 10 3 14 5 21s7 8 13 11 6 9 12 13 8 5 12 7c-48 0-99 0-151 0 6-1 9-3 16-7s5-11 10-14 4-6 8-12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s-10 0-14 3-10 1-15 1-9 4-14 6-7 1-9 3-8 2-12 4-6 3-8 6-9 4-12 6c7-29 14-56 22-87v0c9 0 13 0 20 0s17 0 26 0 16 0 24 0 15 0 24 0 12 0 20 0 16 0 24 0 15 0 25 0 11 0 20 0 17 0 22 0c10 0 18 0 24 0s15 0 24 0 15 0 23 0 16 0 22 0 16 0 24 0 14 0 22 0 14 0 22 0c-8 30-16 58-25 87v0c0 0-3-3-5-6s-3-3-5-6-2-2-6-4-3-1-5-3-9-2-13-6-8-1-10-1-6 0-10-3-8 0-11 0c-22 0-46 0-71 0 0 128 0 252 0 380v0c2 10 3 14 5 21s7 8 13 11 6 9 12 13 8 5 12 7c-48 0-99 0-151 0v0c6-1 9-3 16-7s5-11 10-14 4-6 8-12 0-10 1-19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1$Build-9479</meta:generator>
    <meta:initial-creator>Sean Ho</meta:initial-creator>
    <meta:creation-date>2007-01-15T12:24:22</meta:creation-date>
    <dc:date>2010-02-03T14:22:27</dc:date>
    <meta:editing-cycles>127</meta:editing-cycles>
    <meta:editing-duration>PT130H42M14S</meta:editing-duration>
    <dc:creator>sean ho</dc:creator>
    <meta:document-statistic meta:object-count="199"/>
    <meta:user-defined meta:name="Info 1"/>
    <meta:user-defined meta:name="Info 2"/>
    <meta:user-defined meta:name="Info 3"/>
    <meta:user-defined meta:name="Info 4"/>
  </office:meta>
</office:document-meta>
</file>